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d122" officeooo:paragraph-rsid="00190093"/>
    </style:style>
    <style:style style:name="P2" style:family="paragraph" style:parent-style-name="Standard">
      <style:text-properties fo:font-size="11pt" fo:language="el" fo:country="GR" officeooo:rsid="001cd122" officeooo:paragraph-rsid="00180d1a" style:font-size-asian="11pt" style:font-size-complex="11pt"/>
    </style:style>
    <style:style style:name="P3" style:family="paragraph" style:parent-style-name="Standard">
      <style:text-properties fo:font-size="11pt" fo:language="el" fo:country="GR" officeooo:rsid="001d47f3" officeooo:paragraph-rsid="00180d1a" style:font-size-asian="11pt" style:font-size-complex="11pt"/>
    </style:style>
    <style:style style:name="P4" style:family="paragraph" style:parent-style-name="Standard">
      <style:text-properties fo:font-size="11pt" fo:language="el" fo:country="GR" officeooo:rsid="001d47f3" officeooo:paragraph-rsid="00186fe9" style:font-size-asian="11pt" style:font-size-complex="11pt"/>
    </style:style>
    <style:style style:name="P5" style:family="paragraph" style:parent-style-name="Standard">
      <style:text-properties fo:font-size="11pt" fo:language="el" fo:country="GR" officeooo:rsid="001f3f0c" officeooo:paragraph-rsid="00180d1a" style:font-size-asian="11pt" style:font-size-complex="11pt"/>
    </style:style>
    <style:style style:name="P6" style:family="paragraph" style:parent-style-name="Standard">
      <style:text-properties fo:font-size="11pt" fo:language="en" fo:country="US" officeooo:rsid="001f3f0c" officeooo:paragraph-rsid="00180d1a" style:font-size-asian="11pt" style:font-size-complex="11pt"/>
    </style:style>
    <style:style style:name="P7" style:family="paragraph" style:parent-style-name="Standard">
      <style:text-properties fo:font-size="11pt" officeooo:rsid="001cd122" officeooo:paragraph-rsid="00180d1a" style:font-size-asian="11pt" style:font-size-complex="11pt"/>
    </style:style>
    <style:style style:name="P8" style:family="paragraph" style:parent-style-name="Standard">
      <style:text-properties fo:font-size="11pt" officeooo:rsid="000bf0d2" officeooo:paragraph-rsid="00190093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d1a"/>
    </style:style>
    <style:style style:name="T3" style:family="text">
      <style:text-properties fo:language="en" fo:country="US" officeooo:rsid="001003a0"/>
    </style:style>
    <style:style style:name="T4" style:family="text">
      <style:text-properties fo:language="en" fo:country="US" officeooo:rsid="001572fb"/>
    </style:style>
    <style:style style:name="T5" style:family="text">
      <style:text-properties fo:language="en" fo:country="US" officeooo:rsid="0010ff60"/>
    </style:style>
    <style:style style:name="T6" style:family="text">
      <style:text-properties fo:language="en" fo:country="US" officeooo:rsid="00190093"/>
    </style:style>
    <style:style style:name="T7" style:family="text">
      <style:text-properties fo:language="el" fo:country="GR"/>
    </style:style>
    <style:style style:name="T8" style:family="text">
      <style:text-properties fo:language="el" fo:country="GR" officeooo:rsid="00180d1a"/>
    </style:style>
    <style:style style:name="T9" style:family="text">
      <style:text-properties fo:language="el" fo:country="GR" officeooo:rsid="0010ff60"/>
    </style:style>
    <style:style style:name="T10" style:family="text">
      <style:text-properties fo:language="el" fo:country="GR" officeooo:rsid="001274a0"/>
    </style:style>
    <style:style style:name="T11" style:family="text">
      <style:text-properties fo:language="el" fo:country="GR" officeooo:rsid="00190093"/>
    </style:style>
    <style:style style:name="T12" style:family="text">
      <style:text-properties officeooo:rsid="0021c969"/>
    </style:style>
    <style:style style:name="T13" style:family="text">
      <style:text-properties officeooo:rsid="00180d1a"/>
    </style:style>
    <style:style style:name="T14" style:family="text">
      <style:text-properties officeooo:rsid="00190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Ονοματεπώνυμο: <text:span text:style-name="T12">Κοκονός Κωνσταντίνος</text:span></text:p>
      <text:p text:style-name="P2">ΑΜ:<text:span text:style-name="T12">1115201400287</text:span></text:p>
      <text:p text:style-name="P2"/>
      <text:p text:style-name="P2"/>
      <text:p text:style-name="P2"/>
      <text:p text:style-name="P3">Η εργασία αποτελείται από <text:span text:style-name="T2">1</text:span> αρχεί<text:span text:style-name="T2">o , </text:span><text:span text:style-name="T13">το </text:span><text:span text:style-name="T2">askisi3.cpp.</text:span></text:p>
      <text:p text:style-name="P5"/>
      <text:p text:style-name="P6"><text:span text:style-name="T7">Συνολικά, έχουν κατασκευαστεί </text:span><text:span text:style-name="T13">10</text:span><text:span text:style-name="T7"> κλάσεις (</text:span><text:span text:style-name="T13">Particle,Fermion,Boson,Electron,Proton,Neutron,Positron,Neutrino,Antineutrino,Photon</text:span>)<text:span text:style-name="T8">και</text:span><text:span text:style-name="T7"> γίνονται όλες οι ζητούμενες εκτυπώσεις.</text:span></text:p>
      <text:p text:style-name="P3"/>
      <text:p text:style-name="P3"/>
      <text:p text:style-name="P4"><text:span text:style-name="T1">Η εργασία υποστηρίζει όλα τα ζητούμενα της εκφώνησης και το αρχικό πλήθος των </text:span><text:span text:style-name="T14">σωματιδίων</text:span><text:span text:style-name="T1"> που κατασκευάζει </text:span><text:span text:style-name="T14">καθώς και τις επαναλήψεις</text:span><text:span text:style-name="T1">, τ</text:span><text:span text:style-name="T14">α</text:span><text:span text:style-name="T3"> δέχεται από τη γραμμή εντολής (argv)</text:span><text:span text:style-name="T1">.</text:span></text:p>
      <text:p text:style-name="P2"/>
      <text:p text:style-name="P2"/>
      <text:p text:style-name="P7"><text:span text:style-name="T7">Εντολές μεταγλώττισης:</text:span></text:p>
      <text:p text:style-name="P1">g++ -<text:span text:style-name="T4">o </text:span><text:span text:style-name="T5">ektel</text:span> <text:span text:style-name="T1">askisi</text:span><text:span text:style-name="T11">3</text:span><text:span text:style-name="T1">.cpp</text:span><text:tab/><text:tab/><text:span text:style-name="T1">(</text:span><text:span text:style-name="T7">δημιουργεί το </text:span><text:span text:style-name="T9">εκτελέσιμο </text:span><text:span text:style-name="T1">ektel)</text:span></text:p>
      <text:p text:style-name="P1">./<text:span text:style-name="T1">ektel<text:tab/></text:span><text:span text:style-name="T6">50 12</text:span><text:span text:style-name="T1"><text:tab/><text:tab/><text:tab/><text:tab/>(</text:span><text:span text:style-name="T7">εκτελεί το </text:span><text:span text:style-name="T1">ektel </text:span><text:span text:style-name="T9">για την κατασκευή π.χ. </text:span><text:span text:style-name="T6">50 </text:span><text:span text:style-name="T11">σωματιδίων τα οποία θα υποβληθούν σε 12 επαναλήψεις</text:span><text:span text:style-name="T1">)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10:28.526000000</meta:creation-date>
    <dc:date>2017-01-17T11:22:04.795000000</dc:date>
    <meta:editing-duration>PT11M35S</meta:editing-duration>
    <meta:editing-cycles>3</meta:editing-cycles>
    <meta:generator>LibreOffice/5.2.3.3$Windows_X86_64 LibreOffice_project/d54a8868f08a7b39642414cf2c8ef2f228f780cf</meta:generator>
    <meta:document-statistic meta:table-count="0" meta:image-count="0" meta:object-count="0" meta:page-count="1" meta:paragraph-count="8" meta:word-count="80" meta:character-count="639" meta:non-whitespace-character-count="563"/>
  </office:meta>
</office:document-meta>
</file>